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afafa" draw:textarea-horizontal-align="justify" draw:textarea-vertical-align="middle" draw:auto-grow-height="false" fo:min-height="2.164cm" fo:min-width="5.046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498cm"/>
      <style:paragraph-properties style:writing-mode="lr-tb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cm" fo:min-width="0cm" fo:wrap-option="wrap"/>
    </style:style>
    <style:style style:name="gr4" style:family="graphic" style:parent-style-name="objectwithoutfill">
      <style:graphic-properties draw:stroke="dash" draw:stroke-dash="Double_20_Dash" svg:stroke-width="0.02cm" svg:stroke-color="#000000" draw:marker-start-width="0.23cm" draw:marker-end-width="0.23cm" svg:stroke-linecap="butt" draw:fill="none" draw:textarea-vertical-align="middle" fo:padding-top="0.135cm" fo:padding-bottom="0.135cm" fo:padding-left="0.26cm" fo:padding-right="0.26cm"/>
    </style:style>
    <style:style style:name="P1" style:family="paragraph">
      <loext:graphic-properties draw:fill="none" draw:fill-color="#fafafa"/>
      <style:paragraph-properties fo:text-align="center"/>
    </style:style>
    <style:style style:name="P2" style:family="paragraph">
      <style:text-properties style:font-name="Latin Modern Mono Caps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Latin Modern Mono Caps" fo:font-style="italic" style:font-style-asian="italic" style:font-style-complex="italic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atin Modern Mono Caps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08cm" svg:height="3.832cm" svg:x="1.863cm" svg:y="2.104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082cm" svg:height="1.449cm" svg:x="3.461cm" svg:y="0.901cm">
          <draw:text-box>
            <text:p text:style-name="P2"><text:span text:style-name="T1">C</text:span></text:p>
          </draw:text-box>
        </draw:frame>
        <draw:frame draw:style-name="gr2" draw:text-style-name="P3" draw:layer="layout" svg:width="1.082cm" svg:height="1.449cm" svg:x="0.983cm" svg:y="4.79cm">
          <draw:text-box>
            <text:p text:style-name="P2"><text:span text:style-name="T1">A</text:span></text:p>
          </draw:text-box>
        </draw:frame>
        <draw:frame draw:style-name="gr2" draw:text-style-name="P3" draw:layer="layout" svg:width="1.082cm" svg:height="1.449cm" svg:x="8.719cm" svg:y="4.78cm">
          <draw:text-box>
            <text:p text:style-name="P2"><text:span text:style-name="T1">B</text:span></text:p>
          </draw:text-box>
        </draw:frame>
        <draw:frame draw:style-name="gr2" draw:text-style-name="P3" draw:layer="layout" svg:width="1.082cm" svg:height="1.449cm" svg:x="10.287cm" svg:y="0.902cm">
          <draw:text-box>
            <text:p text:style-name="P2"><text:span text:style-name="T1">D</text:span></text:p>
          </draw:text-box>
        </draw:frame>
        <draw:custom-shape draw:style-name="gr3" draw:text-style-name="P4" draw:layer="layout" svg:width="0.162cm" svg:height="0.162cm" svg:x="4.007cm" svg:y="2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62cm" svg:height="0.162cm" svg:x="10.568cm" svg:y="2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62cm" svg:height="0.162cm" svg:x="1.789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62cm" svg:height="0.162cm" svg:x="8.392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.863cm" svg:y1="5.936cm" svg:x2="10.628cm" svg:y2="2.145cm">
          <text:p/>
        </draw:line>
        <draw:line draw:style-name="gr4" draw:text-style-name="P5" draw:layer="layout" svg:x1="4.1cm" svg:y1="2.104cm" svg:x2="8.46cm" svg:y2="5.93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atin Modern Mono Caps" svg:font-family="'Latin Modern Mono Caps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8T10:15:37.463752149</meta:creation-date>
    <dc:date>2022-08-08T10:33:59.278759324</dc:date>
    <meta:editing-duration>PT7M41S</meta:editing-duration>
    <meta:editing-cycles>2</meta:editing-cycles>
    <meta:generator>LibreOffice/7.3.4.2$Linux_X86_64 LibreOffice_project/30$Build-2</meta:generator>
    <meta:document-statistic meta:object-count="11"/>
  </office:meta>
</office:document-meta>
</file>